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034cm" table:align="center"/>
    </style:style>
    <style:style style:name="Tabela1.A" style:family="table-column">
      <style:table-column-properties style:column-width="1.025cm"/>
    </style:style>
    <style:style style:name="Tabela1.B" style:family="table-column">
      <style:table-column-properties style:column-width="1.365cm"/>
    </style:style>
    <style:style style:name="Tabela1.D" style:family="table-column">
      <style:table-column-properties style:column-width="1.235cm"/>
    </style:style>
    <style:style style:name="Tabela1.E" style:family="table-column">
      <style:table-column-properties style:column-width="2.29cm"/>
    </style:style>
    <style:style style:name="Tabela1.F" style:family="table-column">
      <style:table-column-properties style:column-width="3.293cm"/>
    </style:style>
    <style:style style:name="Tabela1.G" style:family="table-column">
      <style:table-column-properties style:column-width="2.185cm"/>
    </style:style>
    <style:style style:name="Tabela1.H" style:family="table-column">
      <style:table-column-properties style:column-width="3.276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>
        <style:tab-stops>
          <style:tab-stop style:position="2.14cm"/>
        </style:tab-stops>
      </style:paragraph-properties>
      <style:text-properties fo:background-color="#ffff00"/>
    </style:style>
    <style:style style:name="P3" style:family="paragraph" style:parent-style-name="Standard">
      <style:paragraph-properties>
        <style:tab-stops>
          <style:tab-stop style:position="2.14cm"/>
        </style:tab-stops>
      </style:paragraph-properties>
      <style:text-properties fo:background-color="#ffff00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paragraph-properties>
        <style:tab-stops>
          <style:tab-stop style:position="2.14cm"/>
        </style:tab-stops>
      </style:paragraph-properties>
      <style:text-properties fo:color="#c9211e" loext:opacity="100%"/>
    </style:style>
    <style:style style:name="P6" style:family="paragraph" style:parent-style-name="Standard">
      <style:text-properties fo:color="#c9211e" loext:opacity="100%" fo:background-color="transparent"/>
    </style:style>
    <style:style style:name="P7" style:family="paragraph" style:parent-style-name="Standard">
      <style:paragraph-properties>
        <style:tab-stops>
          <style:tab-stop style:position="2.14cm"/>
        </style:tab-stops>
      </style:paragraph-properties>
    </style:style>
    <style:style style:name="P8" style:family="paragraph" style:parent-style-name="Table_20_Contents">
      <style:paragraph-properties fo:margin-top="0cm" fo:margin-bottom="0.499cm" style:contextual-spacing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transparent" loext:char-shading-value="0"/>
    </style:style>
    <style:style style:name="T5" style:family="text">
      <style:text-properties fo:font-variant="normal" fo:text-transform="none" fo:color="#666666" loext:opacity="100%" fo:letter-spacing="normal"/>
    </style:style>
    <style:style style:name="T6" style:family="text">
      <style:text-properties officeooo:rsid="000d075b"/>
    </style:style>
    <style:style style:name="T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2 <text:s/>Equivalência Lógica</text:p>
      <text:p text:style-name="P1">TESTE REALIZADO</text:p>
      <text:p text:style-name="P1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q → p ⇔ ~p → ~q </text:p>
      <text:p text:style-name="Standard"/>
      <text:p text:style-name="Standard"><text:s/></text:p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Vamos fazer a tabela verdade de A, considerando A: q→p. O resultado final de A é: ____________. </text:p>
      <text:p text:style-name="Standard"/>
      <text:p text:style-name="Standard">2º. Vamos fazer a tabela verdade de B, considerando B: ~p→~q. O resultado final de B é: ____________.</text:p>
      <text:p text:style-name="Standard"/>
      <text:p text:style-name="Standard">3º. Considerando A: q→p e B: ~p→~q, podemos afirmar que o resultado de A ↔ B é: ______________, ou seja, uma _____________, caracterizando uma equivalência 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FVV; 2º. VFVV, 3º. VVVV, Tautologia, válida</text:p>
      <text:p text:style-name="Standard">2 - 1º. VFVV ; 2º. VVFV, 3º. VFFV, Contingência, inválida</text:p>
      <text:p text:style-name="P1">3 - 1º. VVFV ; 2º. VVFV, 3º. VVVV, Tautologia, válida</text:p>
      <text:p text:style-name="Standard">4 - 1º. VVFV ; 2º. VFVV, 3º. VFFV, Contingência, inválida</text:p>
      <text:p text:style-name="Standard">5 - 1º. VVFV ; 2º. VVFV, 3º. FFFF, Contradição, inválida</text:p>
      <text:p text:style-name="Standard"><text:s/></text:p>
      <text:p text:style-name="P1">Sua resposta: 1º. VVFV ; 2º. VVFV, 3º. VVVV, Tautologia, válid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<text:soft-page-break/>Questão2 <text:s/></text:p>
      <text:p text:style-name="Standard"><text:s/></text:p>
      <text:p text:style-name="Standard"><text:s text:c="3"/></text:p>
      <text:p text:style-name="Standard">Verificar as equivalências abaixo:</text:p>
      <text:p text:style-name="Standard"/>
      <text:p text:style-name="Standard"><text:s/></text:p>
      <text:p text:style-name="Standard"/>
      <text:p text:style-name="Standard">p∨~p⇔~p∧p </text:p>
      <text:p text:style-name="Standard"/>
      <text:p text:style-name="Standard">~p↔p⇔p∧~p</text:p>
      <text:p text:style-name="Standard"/>
      <text:p text:style-name="Standard">p↔p⇔p→p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( <text:s text:c="3"/>) É falha a equivalência p∨~p⇔~p∧p</text:p>
      <text:p text:style-name="Standard">( <text:s text:c="3"/>) É válida a equivalência ~p↔p⇔p∧~p</text:p>
      <text:p text:style-name="Standard">( <text:s text:c="3"/>) É válida a equivalência p↔p⇔p→p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F F V</text:p>
      <text:p text:style-name="Standard">2 - F V V</text:p>
      <text:p text:style-name="P4">3 - F V F</text:p>
      <text:p text:style-name="Standard">4 - V V V</text:p>
      <text:p text:style-name="Standard">5 - V F V</text:p>
      <text:p text:style-name="Standard"><text:s/></text:p>
      <text:p text:style-name="P4">Sua resposta: F V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 text:c="2"/></text:p>
      <text:p text:style-name="P1">Questão3 <text:s/></text:p>
      <text:p text:style-name="Standard"><text:s/></text:p>
      <text:p text:style-name="Standard">Analise a ilustração a seguir:</text:p>
      <text:p text:style-name="P9"><text:span text:style-name="T5"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office:value-type="string">
            <text:p text:style-name="P8"> </text:p>
          </table:table-cell>
          <table:table-cell table:style-name="Tabela1.B1" office:value-type="string">
            <text:p text:style-name="P8"> </text:p>
          </table:table-cell>
          <table:table-cell table:style-name="Tabela1.B1" office:value-type="string">
            <text:p text:style-name="P8"> </text:p>
          </table:table-cell>
          <table:table-cell table:style-name="Tabela1.A1" office:value-type="string">
            <text:p text:style-name="P8"> </text:p>
          </table:table-cell>
          <table:table-cell table:style-name="Tabela1.A1" office:value-type="string">
            <text:p text:style-name="P8"> </text:p>
          </table:table-cell>
          <table:table-cell table:style-name="Tabela1.A1" office:value-type="string">
            <text:p text:style-name="P8">P</text:p>
          </table:table-cell>
          <table:table-cell table:style-name="Tabela1.A1" office:value-type="string">
            <text:p text:style-name="P8"> </text:p>
          </table:table-cell>
          <table:table-cell table:style-name="Tabela1.A1" office:value-type="string">
            <text:p text:style-name="P8">Q</text:p>
          </table:table-cell>
        </table:table-row>
        <table:table-row>
          <table:table-cell table:style-name="Tabela1.A2" office:value-type="string">
            <text:p text:style-name="P8"> </text:p>
          </table:table-cell>
          <table:table-cell table:style-name="Tabela1.B2" office:value-type="string">
            <text:p text:style-name="P8">p</text:p>
          </table:table-cell>
          <table:table-cell table:style-name="Tabela1.B2" office:value-type="string">
            <text:p text:style-name="P8">q</text:p>
          </table:table-cell>
          <table:table-cell table:style-name="Tabela1.A1" office:value-type="string">
            <text:p text:style-name="P8">r</text:p>
          </table:table-cell>
          <table:table-cell table:style-name="Tabela1.A1" office:value-type="string">
            <text:p text:style-name="P8">(q → r)</text:p>
          </table:table-cell>
          <table:table-cell table:style-name="Tabela1.A1" office:value-type="string">
            <text:p text:style-name="P8">p → (q → r)</text:p>
          </table:table-cell>
          <table:table-cell table:style-name="Tabela1.A1" office:value-type="string">
            <text:p text:style-name="P8">(p ∧ q)</text:p>
          </table:table-cell>
          <table:table-cell table:style-name="Tabela1.A1" office:value-type="string">
            <text:p text:style-name="P8">(p∧q)→r</text:p>
          </table:table-cell>
        </table:table-row>
        <table:table-row>
          <table:table-cell table:style-name="Tabela1.A2" office:value-type="string">
            <text:p text:style-name="P8">1.</text:p>
          </table:table-cell>
          <table:table-cell table:style-name="Tabela1.B2" office:value-type="string">
            <text:p text:style-name="P8">V</text:p>
          </table:table-cell>
          <table:table-cell table:style-name="Tabela1.B2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</table:table-row>
        <text:soft-page-break/>
        <table:table-row>
          <table:table-cell table:style-name="Tabela1.A2" office:value-type="string">
            <text:p text:style-name="P8">2.</text:p>
          </table:table-cell>
          <table:table-cell table:style-name="Tabela1.B2" office:value-type="string">
            <text:p text:style-name="P8">V</text:p>
          </table:table-cell>
          <table:table-cell table:style-name="Tabela1.B2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</table:table-row>
        <table:table-row>
          <table:table-cell table:style-name="Tabela1.A2" office:value-type="string">
            <text:p text:style-name="P8">3.</text:p>
          </table:table-cell>
          <table:table-cell table:style-name="Tabela1.B2" office:value-type="string">
            <text:p text:style-name="P8">V</text:p>
          </table:table-cell>
          <table:table-cell table:style-name="Tabela1.B2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</table:table-row>
        <table:table-row>
          <table:table-cell table:style-name="Tabela1.A2" office:value-type="string">
            <text:p text:style-name="P8">4.</text:p>
          </table:table-cell>
          <table:table-cell table:style-name="Tabela1.B2" office:value-type="string">
            <text:p text:style-name="P8">V</text:p>
          </table:table-cell>
          <table:table-cell table:style-name="Tabela1.B2" office:value-type="string">
            <text:p text:style-name="P8">F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</table:table-row>
        <table:table-row>
          <table:table-cell table:style-name="Tabela1.A2" office:value-type="string">
            <text:p text:style-name="P8">5.</text:p>
          </table:table-cell>
          <table:table-cell table:style-name="Tabela1.B2" office:value-type="string">
            <text:p text:style-name="P8">F</text:p>
          </table:table-cell>
          <table:table-cell table:style-name="Tabela1.B2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</table:table-row>
        <table:table-row>
          <table:table-cell table:style-name="Tabela1.A2" office:value-type="string">
            <text:p text:style-name="P8">6.</text:p>
          </table:table-cell>
          <table:table-cell table:style-name="Tabela1.B2" office:value-type="string">
            <text:p text:style-name="P8">F</text:p>
          </table:table-cell>
          <table:table-cell table:style-name="Tabela1.B2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</table:table-row>
        <table:table-row>
          <table:table-cell table:style-name="Tabela1.A2" office:value-type="string">
            <text:p text:style-name="P8">7.</text:p>
          </table:table-cell>
          <table:table-cell table:style-name="Tabela1.B2" office:value-type="string">
            <text:p text:style-name="P8">F</text:p>
          </table:table-cell>
          <table:table-cell table:style-name="Tabela1.B2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</table:table-row>
        <table:table-row>
          <table:table-cell table:style-name="Tabela1.A2" office:value-type="string">
            <text:p text:style-name="P8">8.</text:p>
          </table:table-cell>
          <table:table-cell table:style-name="Tabela1.B2" office:value-type="string">
            <text:p text:style-name="P8">F</text:p>
          </table:table-cell>
          <table:table-cell table:style-name="Tabela1.B2" office:value-type="string">
            <text:p text:style-name="P8">F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V</text:p>
          </table:table-cell>
        </table:table-row>
      </table:table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Marque a alternativa correta abaixo:</text:p>
      <text:p text:style-name="Standard"/>
      <text:p text:style-name="Standard"><text:s/></text:p>
      <text:p text:style-name="P1">1 - Pode-se afirmar que p → (q → r) ⇒ (p ∧ q) → r.</text:p>
      <text:p text:style-name="Standard">2 - Não se pode afirmar que P ⇔ Q.</text:p>
      <text:p text:style-name="Standard">3 - Pode-se afirmar que P ⇔ Q e P ↔ Q representam a operação condicional.</text:p>
      <text:p text:style-name="Standard">4 - Pode-se afirmar que r ⇔ q → r.</text:p>
      <text:p text:style-name="Standard">5 - Pode-se afirmar que P→Q é uma contradição.</text:p>
      <text:p text:style-name="Standard"><text:s/></text:p>
      <text:p text:style-name="P1">Sua resposta: Pode-se afirmar que p → (q → r) ⇒ (p ∧ q) → r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representam a mesma operação lógica, que é a bicondicional.</text:p>
      <text:p text:style-name="Standard">( <text:s text:c="3"/>) A proposição P é equivalente à proposição Q quando a operação P↔Q for tautológica.</text:p>
      <text:p text:style-name="Standard">( <text:s text:c="3"/><text:span text:style-name="T6">) </text:span>Pode-se afirmar que: quando se comprova que P⇔Q, automaticamente está também sendo comprovada a equivalência Q⇔P. <text:s text:c="10"/></text:p>
      <text:p text:style-name="Standard"/>
      <text:p text:style-name="Standard">Marque a alternativa correta abaixo:</text:p>
      <text:p text:style-name="Standard"/>
      <text:p text:style-name="Standard"><text:soft-page-break/><text:s/></text:p>
      <text:p text:style-name="Standard">1 - V F V</text:p>
      <text:p text:style-name="P2">2 - F V V</text:p>
      <text:p text:style-name="P7">3 - F V F</text:p>
      <text:p text:style-name="P7">4 - V V V</text:p>
      <text:p text:style-name="P7">5 - F F V</text:p>
      <text:p text:style-name="P7"><text:s/></text:p>
      <text:p text:style-name="P2">Sua resposta: F V V</text:p>
      <text:p text:style-name="P7">Valor: Resposta Correta</text:p>
      <text:p text:style-name="P7">Valor recebido: 10.00</text:p>
      <text:p text:style-name="P7"/>
      <text:p text:style-name="P7"/>
      <text:p text:style-name="P7"><text:s/></text:p>
      <text:p text:style-name="P7"><text:s/></text:p>
      <text:p text:style-name="P5">Questão5 <text:s/></text:p>
      <text:p text:style-name="P7"><text:s/></text:p>
      <text:p text:style-name="P7"><text:s text:c="3"/></text:p>
      <text:p text:style-name="P7">Analise a ilustração a seguir:</text:p>
      <text:p text:style-name="P7"/>
      <text:p text:style-name="P7"><text:s/></text:p>
      <text:p text:style-name="P7"/>
      <text:p text:style-name="P7">Marque a alternativa incorreta abaixo:</text:p>
      <text:p text:style-name="P7"/>
      <text:p text:style-name="P7"><text:s/></text:p>
      <text:p text:style-name="P7">1 - Pode-se afirmar que (p ∧ q) → r é uma contingência.</text:p>
      <text:p text:style-name="P7">2 - Pode-se afirmar que A ⇒ B.</text:p>
      <text:p text:style-name="P7">3 - Pode-se afirmar que A ⇔ B.</text:p>
      <text:p text:style-name="P5">4 - Pode-se afirmar que A↔B é uma tautologia.</text:p>
      <text:p text:style-name="P7">5 - Pode-se afirmar que p ⇒ p → (q → r).</text:p>
      <text:p text:style-name="P7"><text:s/></text:p>
      <text:p text:style-name="P5">Sua resposta: Pode-se afirmar que A↔B é uma tautologia.</text:p>
      <text:p text:style-name="P7">Valor: Resposta Errada</text:p>
      <text:p text:style-name="P7">Valor recebido: 0.00</text:p>
      <text:p text:style-name="P7"/>
      <text:p text:style-name="P7"><text:s/></text:p>
      <text:p text:style-name="P7">Questão6 <text:s/></text:p>
      <text:p text:style-name="P7"><text:s/></text:p>
      <text:p text:style-name="P7"><text:s text:c="3"/></text:p>
      <text:p text:style-name="Standard">Construir a tabela verdade e verificar a validade da equivalência lógica:</text:p>
      <text:p text:style-name="Standard"/>
      <text:p text:style-name="Standard">~(p↔q) ⇔ (p∧~q) ∨ (~p∧q)</text:p>
      <text:p text:style-name="Standard"/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Considerando A: ~(p↔q) e B: (p∧~q) ∨ (~p∧q), podemos afirmar que o resultado da tabela verdade de A ↔ B é: ______________, ou seja, uma _____________, caracterizando uma equivalência _____________.</text:p>
      <text:p text:style-name="Standard"/>
      <text:p text:style-name="Standard"><text:soft-page-break/>2º. Na tabela verdade de A ↔ B, a coluna p∧~q obteve os valores lógicos: ____________.</text:p>
      <text:p text:style-name="Standard"/>
      <text:p text:style-name="Standard">3º. Na tabela verdade de A ↔ B, a coluna ~p∧q obteve os valores lógicos: 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VVV, tautologia, válida; 2º. FVVF; 3º. FVVF</text:p>
      <text:p text:style-name="Standard">2 - 1º. FFFFF, contradição, inválida; 2º. VFFV; 3º. FVVF</text:p>
      <text:p text:style-name="Standard">3 - 1º. VVVV, tautologia, válida; 2º. FFVF; 3º. FVFF</text:p>
      <text:p text:style-name="P1">4 - 1º. VVVV, tautologia, válida; 2º. FVFF; 3º. FFVF</text:p>
      <text:p text:style-name="Standard">5 - 1º. FVVF, contingência, inválida; 2º. FVFF; 3º. FFVF</text:p>
      <text:p text:style-name="Standard"><text:s/></text:p>
      <text:p text:style-name="P1">Sua resposta: 1º. VVVV, tautologia, válida; 2º. FVFF; 3º. FFV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p∧q→r⇔p→(q→r)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A equivalência p∧q→r⇔p→(q→r) é válida devido ao resultado da bicondicional correspondente ser uma tautologia.</text:p>
      <text:p text:style-name="Standard"/>
      <text:p text:style-name="Standard">( <text:s text:c="3"/>)</text:p>
      <text:p text:style-name="Standard"/>
      <text:p text:style-name="Standard">A ordem de resolução da tabela verdade de p∧q→r⇔p→(q→r) é: p∧q, p∧q→r, q→r, p→(q→r), p∧q→r⇔p→(q→r)).</text:p>
      <text:p text:style-name="Standard"/>
      <text:p text:style-name="Standard"><text:soft-page-break/>( <text:s text:c="3"/>) Para verificar se a bicondicional é tautológica, basta substituir o sinal de ⇔ por ↔, formando uma proposição nova a ser resolvida, isto é: p∧q→r↔p→(q→r)</text:p>
      <text:p text:style-name="Standard"><text:s text:c="4"/></text:p>
      <text:p text:style-name="Standard"/>
      <text:p text:style-name="Standard">OBS: Ao construir a tabela verdade, inicie as colunas das proposições componentes com o valor lógico “V”.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1">1 - V V V</text:p>
      <text:p text:style-name="Standard">2 - V F V</text:p>
      <text:p text:style-name="Standard">3 - F V V</text:p>
      <text:p text:style-name="Standard">4 - F F V</text:p>
      <text:p text:style-name="Standard">5 - V F F</text:p>
      <text:p text:style-name="Standard"><text:s/></text:p>
      <text:p text:style-name="P1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8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p→p ∧ q ⇔ p→q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 A equivalência p→p ∧ q ⇔ p→q <text:s/>é válida devido corresponder à bicondicional tautológica.</text:p>
      <text:p text:style-name="Standard">( <text:s text:c="3"/>) Para verificar se a bicondicional é tautológica, basta substituir o sinal de ⇔ por ↔, formando uma proposição nova a ser resolvida, isto é: q→p ∧ q ↔ p→q</text:p>
      <text:p text:style-name="Standard">( <text:s text:c="3"/>) A ordem de resolução da tabela verdade de q→p∧q↔p→q é: q→p, q→p∧q, <text:s/>p→q, q→p∧q↔p→q.</text:p>
      <text:p text:style-name="Standard"/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4"><text:soft-page-break/>1 - V V V</text:p>
      <text:p text:style-name="Standard">2 - V V F</text:p>
      <text:p text:style-name="Standard">3 - F V F</text:p>
      <text:p text:style-name="Standard">4 - F V V</text:p>
      <text:p text:style-name="Standard">5 - F F V</text:p>
      <text:p text:style-name="Standard"><text:s/></text:p>
      <text:p text:style-name="P4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P4"><text:s/></text:p>
      <text:p text:style-name="P4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<text:s/></text:p>
      <text:p text:style-name="Standard"/>
      <text:p text:style-name="Standard">1º Existe a ____________ lógica entre as proposições P e Q quando as tabelas verdades destas duas proposições são ___________.</text:p>
      <text:p text:style-name="Standard"/>
      <text:p text:style-name="Standard">2º Na verificação da existência da ____________ lógica P⇔Q não pode ocorrer resultados _________ entre as tabelas verdades de P e Q, simultaneamente na mesma linha.</text:p>
      <text:p text:style-name="Standard"/>
      <text:p text:style-name="Standard"><text:s/>Marque a alternativa correta:</text:p>
      <text:p text:style-name="Standard"/>
      <text:p text:style-name="Standard"><text:s/></text:p>
      <text:p text:style-name="Standard">1 - 1º. equivalência, distintas; 2º. equivalência, idênticos.</text:p>
      <text:p text:style-name="Standard">2 - 1º. implicação, idênticas; 2º. implicação, distintos.</text:p>
      <text:p text:style-name="Standard">3 - 1º. equivalência, idênticas; 2º. equivalência, distintos.</text:p>
      <text:p text:style-name="Standard">4 - 1º. implicação, distintas; 2º. equivalência, idênticos.</text:p>
      <text:p text:style-name="Standard">5 - 1º. implicação, distintas; 2º. implicação, distintos.</text:p>
      <text:p text:style-name="Standard"><text:s/></text:p>
      <text:p text:style-name="P4">Sua resposta: 1º. implicação, idênticas; 2º. implicação, distinto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10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r ^ s → r ^ r ⇔ ~(r → ~s) ∧ (~r ∨ r)</text:p>
      <text:p text:style-name="Standard"/>
      <text:p text:style-name="Standard"><text:s/></text:p>
      <text:p text:style-name="Standard"><text:soft-page-break/></text:p>
      <text:p text:style-name="Standard">Abaixo temos os passos da verificação desta implicação, por meio do uso de tabela verdade. Complete as lacunas:</text:p>
      <text:p text:style-name="Standard"/>
      <text:p text:style-name="Standard">1º. Vamos fazer a tabela verdade de A, considerando A: r^s→r^r. O resultado final de A é: ____________.</text:p>
      <text:p text:style-name="Standard"/>
      <text:p text:style-name="Standard">2º. Vamos fazer a tabela verdade de B, considerando B: ~(r→~s)∧(~r∨r). O resultado final de B é: ____________.</text:p>
      <text:p text:style-name="Standard"/>
      <text:p text:style-name="Standard">3º. Considerando A: r^s→r^r e B: ~(r→~s)∧(~r∨r), podemos afirmar que o resultado de A ↔ B é: ______________, caracterizando uma equivalência _____________.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6">1 - 1º. VVVV; 2º. FFFF; 3º. FFFF, inválida.</text:p>
      <text:p text:style-name="Standard">2 - 1º. VFFF; 2º. VFFF; 3º. VVVV, válida.</text:p>
      <text:p text:style-name="Standard">3 - 1º. VVVV; 2º. VFFF; 3º. VFFF, inválida.</text:p>
      <text:p text:style-name="Standard">4 - 1º. VVVV; 2º. VVVV; 3º. VVVV, válida</text:p>
      <text:p text:style-name="Standard">5 - 1º. VVFF; 2º. VVFF; 3º. VVVV, válida</text:p>
      <text:p text:style-name="Standard"><text:s/></text:p>
      <text:p text:style-name="P4">Sua resposta: 1º. VVVV; 2º. FFFF; 3º. FFFF, inválid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5</text:p>
      <text:p text:style-name="Standard">Total de itens errados: 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2:25:51.944413171</meta:creation-date>
    <dc:date>2023-05-31T22:28:08.879812915</dc:date>
    <meta:editing-duration>PT1H37M2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8" meta:paragraph-count="322" meta:word-count="1473" meta:character-count="7959" meta:non-whitespace-character-count="6532"/>
  </office:meta>
</office:document-meta>
</file>